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GyreSchola" svg:font-family="TeXGyreSch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cc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svg:stroke-width="0.1cm" svg:stroke-color="#c5000b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eXGyreSchola" fo:font-size="26pt" style:font-size-asian="26pt" style:font-size-complex="26pt"/>
    </style:style>
    <style:style style:name="T1" style:family="text">
      <style:text-properties style:font-name="TeXGyreSchola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4.4cm" svg:y1="13.701cm" svg:x2="15.996cm" svg:y2="13.701cm">
          <text:p/>
        </draw:line>
        <draw:line draw:style-name="gr1" draw:text-style-name="P1" draw:layer="layout" svg:x1="4.402cm" svg:y1="15.403cm" svg:x2="15.998cm" svg:y2="15.403cm">
          <text:p/>
        </draw:line>
        <draw:line draw:style-name="gr1" draw:text-style-name="P1" draw:layer="layout" svg:x1="4.401cm" svg:y1="6.902cm" svg:x2="15.997cm" svg:y2="6.902cm">
          <text:p/>
        </draw:line>
        <draw:line draw:style-name="gr1" draw:text-style-name="P1" draw:layer="layout" svg:x1="4.402cm" svg:y1="8.603cm" svg:x2="15.998cm" svg:y2="8.603cm">
          <text:p/>
        </draw:line>
        <draw:line draw:style-name="gr1" draw:text-style-name="P1" draw:layer="layout" svg:x1="4.404cm" svg:y1="10.305cm" svg:x2="16cm" svg:y2="10.305cm">
          <text:p/>
        </draw:line>
        <draw:line draw:style-name="gr1" draw:text-style-name="P1" draw:layer="layout" svg:x1="4.404cm" svg:y1="12.005cm" svg:x2="16cm" svg:y2="12.005cm">
          <text:p/>
        </draw:line>
        <draw:line draw:style-name="gr1" draw:text-style-name="P1" draw:layer="layout" svg:x1="12.743cm" svg:y1="16.7cm" svg:x2="12.743cm" svg:y2="5.603cm">
          <text:p/>
        </draw:line>
        <draw:line draw:style-name="gr1" draw:text-style-name="P1" draw:layer="layout" svg:x1="14.445cm" svg:y1="16.699cm" svg:x2="14.445cm" svg:y2="5.602cm">
          <text:p/>
        </draw:line>
        <draw:line draw:style-name="gr1" draw:text-style-name="P1" draw:layer="layout" svg:x1="5.944cm" svg:y1="16.7cm" svg:x2="5.944cm" svg:y2="5.603cm">
          <text:p/>
        </draw:line>
        <draw:line draw:style-name="gr1" draw:text-style-name="P1" draw:layer="layout" svg:x1="7.645cm" svg:y1="16.699cm" svg:x2="7.645cm" svg:y2="5.602cm">
          <text:p/>
        </draw:line>
        <draw:line draw:style-name="gr1" draw:text-style-name="P1" draw:layer="layout" svg:x1="9.347cm" svg:y1="16.697cm" svg:x2="9.347cm" svg:y2="5.6cm">
          <text:p/>
        </draw:line>
        <draw:line draw:style-name="gr1" draw:text-style-name="P1" draw:layer="layout" svg:x1="11.047cm" svg:y1="16.697cm" svg:x2="11.047cm" svg:y2="5.6cm">
          <text:p/>
        </draw:line>
        <draw:custom-shape draw:style-name="gr2" draw:text-style-name="P1" draw:layer="layout" svg:width="1.7cm" svg:height="1.698cm" svg:x="9.343cm" svg:y="10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7cm" svg:height="1.698cm" svg:x="9.344cm" svg:y="8.603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7cm" svg:height="1.698cm" svg:x="11.045cm" svg:y="10.304cm">
          <text:p text:style-name="P1"><text:span text:style-name="T1">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7cm" svg:height="1.698cm" svg:x="7.646cm" svg:y="10.305cm">
          <text:p text:style-name="P1"><text:span text:style-name="T1">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7cm" svg:height="1.698cm" svg:x="11.046cm" svg:y="8.605cm">
          <text:p text:style-name="P1"><text:span text:style-name="T1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7cm" svg:height="1.698cm" svg:x="7.646cm" svg:y="8.605cm">
          <text:p text:style-name="P1"><text:span text:style-name="T1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7cm" svg:height="1.698cm" svg:x="9.346cm" svg:y="6.905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7cm" svg:height="1.698cm" svg:x="9.346cm" svg:y="12.005cm">
          <text:p text:style-name="P1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5.208cm" svg:height="5.208cm" svg:x="7.595cm" svg:y="8.5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GyreSchola" svg:font-family="TeXGyreSch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9T14:31:52.367592584</meta:creation-date>
    <dc:date>2014-08-21T01:05:18.314610435</dc:date>
    <meta:editing-duration>P0D</meta:editing-duration>
    <meta:editing-cycles>2</meta:editing-cycles>
    <meta:generator>LibreOffice/4.2.4.2$Linux_X86_64 LibreOffice_project/420m0$Build-2</meta:generator>
    <meta:document-statistic meta:object-count="21"/>
  </office:meta>
</office:document-meta>
</file>